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2361" officeooo:paragraph-rsid="001723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d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4:37:23.981016536</meta:creation-date>
    <dc:date>2020-03-28T14:37:39.422672243</dc:date>
    <meta:editing-duration>PT16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